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name="a1e9814" style:parent-style-name="Standard">
      <style:paragraph-properties fo:break-before="page"/>
    </style:style>
  </office:automatic-styles>
  <office:body>
    <office:text>
      <text:p text:style-name="Standard">A</text:p>
      <text:p text:style-name="a1e9814">B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729fcf"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0:49</dc:date>
    <meta:editing-cycles>2</meta:editing-cycles>
    <meta:editing-duration>PT0.071S</meta:editing-duration>
  </office:meta>
</office:document-meta>
</file>